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chmarking</text:p>
      <text:p text:style-name="P2"/>
      <text:p text:style-name="Standard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p text:style-name="P2"/>
      <text:p text:style-name="P2">Memory</text:p>
      <text:p text:style-name="P2"/>
      <text:p text:style-name="Standard">The spry program takes up around 25mb on start up and as you visit the websites it grows to around 35MB. <text:s/>At first we thought it was a memory leak but after testing that wasn't the problem. <text:s/>It seems that Webkit has it's own internal cache. <text:s/>With this happening it made benchmarking rather difficult. <text:s/>Instead of having a constant memory size, it kept growing up to around the 35mb. <text:s/>At times it will spike up if there is a lot of processing going on such as a heavy CSS/Javascript website. <text:s/>We tested the program a lot with the Google Chrome Experiments to see how it reacted. <text:s/>For the most part it performed pretty flawlessly. <text:s/>The memory does spike up(obviously) when something is being processed but then it does return back to it's previous amount.</text:p>
      <text:p text:style-name="Standard"/>
      <text:p text:style-name="Standard">Comparing Spry to other browsers, it requires a lot less memory than Firefox. <text:s/>On startup Spry uses 25mb whereas Firefox has 45mb. <text:s/>Spry is a performance based browser so a lot of functionality is stripped out of it. <text:s/>When we compared Spry to Midori the results between the two were very similar. <text:s/>Spry does use less memory than Midori just not a huge significant amount.</text:p>
      <text:p text:style-name="Standard"/>
      <text:p text:style-name="P2">Speed</text:p>
      <text:p text:style-name="P2"/>
      <text:p text:style-name="Standard">For testing speed we found an online test called SunSpider. <text:s/>The test is balanced between different areas of code such as math, string processing and loops. <text:s/>It runs these tests not once but 5 times per test to give you an accurate reading. <text:s/>After several runs through between Spry and Firefox it was Spry that came out on top. <text:s/>It was approximately 1.62 times faster than Firefox. <text:s/>When we tested Spry and Midori they were basically the same speed. <text:s/>The results were:</text:p>
      <text:p text:style-name="Standard"/>
      <text:p text:style-name="Standard"><text:s text:c="7"/>Firefox<text:tab/><text:tab/><text:tab/><text:tab/>Spry</text:p>
      <text:p text:style-name="Standard">6313.4ms +/- 1.7% <text:s text:c="2"/><text:tab/><text:tab/> 3898.2ms +/- 1.2% <text:s text:c="2"/>1.62x as fast <text:s text:c="4"/></text:p>
      <text:p text:style-name="Standard"/>
      <text:p text:style-name="Standard"><text:s text:c="7"/>Midori<text:tab/><text:tab/><text:tab/><text:tab/>Spry</text:p>
      <text:p text:style-name="Standard">3873.6ms +/- 0.9% <text:s/><text:tab/><text:tab/> 3850.8ms +/- 0.3% <text:s text:c="2"/></text:p>
      <text:p text:style-name="Standard"/>
      <text:p text:style-name="Standard"/>
      <text:p text:style-name="P2">Conclusion</text:p>
      <text:p text:style-name="P2"/>
      <text:p text:style-name="P4">Overall Spry did manage to come out on top, especially compared to Firefox. <text:s/>It is a lot less bloated compared to that browser. <text:s/>Spry and Midori generally produced the same results although Spry did end up using a bit less memory and was a tiny bit fas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1T12:16:16</meta:creation-date>
    <dc:date>2009-05-21T15:01:56</dc:date>
    <meta:editing-duration>PT02H34M44S</meta:editing-duration>
    <meta:editing-cycles>13</meta:editing-cycles>
    <meta:generator>OpenOffice.org/3.0$Unix OpenOffice.org_project/300m15$Build-9379</meta:generator>
    <meta:document-statistic meta:table-count="0" meta:image-count="0" meta:object-count="0" meta:page-count="1" meta:paragraph-count="13" meta:word-count="418" meta:character-count="2374"/>
    <meta:user-defined meta:name="Info 1"/>
    <meta:user-defined meta:name="Info 2"/>
    <meta:user-defined meta:name="Info 3"/>
    <meta:user-defined meta:name="Info 4"/>
  </office:meta>
</office:document-meta>
</file>